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wo_20_columns-outline1">
      <style:graphic-properties fo:min-height="0.101cm" loext:decorative="false"/>
      <style:paragraph-properties style:writing-mode="lr-tb"/>
    </style:style>
    <style:style style:name="pr7" style:family="presentation" style:parent-style-name="Two_20_columns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Two_20_columns-title">
      <style:graphic-properties fo:min-height="1.8cm" loext:decorative="false"/>
      <style:paragraph-properties style:writing-mode="lr-tb"/>
    </style:style>
    <style:style style:name="pr9" style:family="presentation" style:parent-style-name="Two_20_columns-outline1">
      <style:graphic-properties fo:min-height="9.135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Mono" fo:font-size="16pt" style:font-name-asian="Liberation Mono" style:font-size-asian="16pt" style:font-name-complex="Liberation Mono" style:font-size-complex="1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Gi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text-style-name="P3" draw:layer="layout" svg:width="25.2cm" svg:height="9.134cm" svg:x="1.4cm" svg:y="3.685cm" presentation:class="outline">
          <draw:text-box>
            <text:list text:style-name="L2">
              <text:list-item>
                <text:p text:style-name="P2"><text:span text:style-name="T1">Git — это специальная программа, которая служит как система контроля версий, позволяет отслеживать любые изменения в файлах, хранить их версии и оперативно возвращаться в любое сохранённое состояние.</text:span></text:p>
              </text:list-item>
              <text:list-item>
                <text:p text:style-name="P2"><text:span text:style-name="T1">Большинство других систем контроля версий хранят информацию в виде списка изменений в файлах. Git работает иначе — он хранит скорее набор снимков — полное отображение того, как выглядит файл в момент сохранения. Это позволяет всегда иметь полную информацию обо всех файлах и быстро восстанавливать любую из предыдущих версий.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3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Локальный установлен на одном компьютере и хранит файлы только в одном экземпляре в рамках настроенного окружения — подходит, если программист пишет код в одиночку.</text:span></text:p>
              </text:list-item>
              <text:list-item>
                <text:p text:style-name="P2"><text:span text:style-name="T1">Централизованный находится на общем севере и хранит все файлы на нем.</text:span></text:p>
              </text:list-item>
              <text:list-item>
                <text:p text:style-name="P2"><text:span text:style-name="T1">Распределённый хранит данные и в общем облачном хранилище, и в устройствах участников команды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Принципы работы с Git</text:p>
          </draw:text-box>
        </draw:frame>
        <draw:frame presentation:style-name="pr9" draw:text-style-name="P3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1. Регулярно коммитить ― сохранять изменения в Git. Такой подход позволит сохранять более подробную историю версий и быстро замечать ошибки в коде.</text:span></text:p>
              </text:list-item>
              <text:list-item>
                <text:p text:style-name="P2"><text:span text:style-name="T1">2. Создавать новые ветки. Они позволяют легко управлять изменениями, особенно параллельными. Лучше создать ещё одну ветку, чем что-то испортить в старой.</text:span></text:p>
              </text:list-item>
              <text:list-item>
                <text:p text:style-name="P2"><text:span text:style-name="T1">3. Чётко и лаконично описывать коммиты. Изменения кода, которые отправляются в Git, обязательно должны содержать пояснения и комментарии по добавленным правкам, доработкам и изменениям. Это значительно облегчает совместную работу и помогает быстрее разбираться в своем старом коде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placeholder="true">
          <draw:text-box/>
        </draw:frame>
        <draw:frame presentation:style-name="pr9" draw:text-style-name="P3" draw:layer="layout" svg:width="25.4cm" svg:height="9.134cm" svg:x="1.27cm" svg:y="3.566cm" presentation:class="outline" presentation:user-transformed="true">
          <draw:text-box>
            <text:list text:style-name="L2">
              <text:list-item>
                <text:p><text:span text:style-name="T1">Вектка(branch)-независимая последовательность коммитов в хронологическом порядке</text:span></text:p>
              </text:list-item>
              <text:list-item>
                <text:p><text:span text:style-name="T1">commit-снимки состояния или контрольные точки на временной шкале проекта Git</text:span></text:p>
              </text:list-item>
              <text:list-item>
                <text:p text:style-name="P2"><text:span text:style-name="T1">область подготовки (staging)- промежуточная область в Git, которая позволяет выбрать, какие изменения из рабочего каталога войдут в следующий коммит, а какие останутся в рабочем каталоге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Основные команды</text:p>
          </draw:text-box>
        </draw:frame>
        <draw:frame presentation:style-name="pr9" draw:text-style-name="P5" draw:layer="layout" svg:width="24.635cm" svg:height="10.285cm" svg:x="1.27cm" svg:y="3.685cm" presentation:class="outline" presentation:user-transformed="true">
          <draw:text-box>
            <text:list text:style-name="L2">
              <text:list-item>
                <text:p text:style-name="P4"><text:span text:style-name="T2">git config --global user.name "Name" – указывем имя пользователя</text:span></text:p>
              </text:list-item>
              <text:list-item>
                <text:p text:style-name="P4"><text:span text:style-name="T2">git config --global user.email "</text:span><text:span text:style-name="T2"><text:a xlink:href="mailto:your@email" xlink:type="simple">your@email</text:a></text:span><text:span text:style-name="T2">" - указываем почту пользователя</text:span></text:p>
              </text:list-item>
              <text:list-item>
                <text:p text:style-name="P4"><text:span text:style-name="T2">Git init –- помечат текущую папку как репазиторий</text:span></text:p>
              </text:list-item>
              <text:list-item>
                <text:p text:style-name="P4"><text:span text:style-name="T2">Git clone url – клонирует существующий репазиторий по указанному url</text:span></text:p>
              </text:list-item>
              <text:list-item>
                <text:p text:style-name="P4"><text:span text:style-name="T2">Git add &lt;file_name&gt; либо git add . – подготовка конретного файла, либо всех измененных файлов к переносу</text:span></text:p>
              </text:list-item>
              <text:list-item>
                <text:p text:style-name="P4"><text:span text:style-name="T2">Git commit -m “text” – фиксируем изменения в репозитории с коментарием</text:span></text:p>
              </text:list-item>
              <text:list-item>
                <text:p text:style-name="P4"><text:span text:style-name="T2">Git push -u origin “ветка” – отправляем фиксированные изменения в удаленный репозиторий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placeholder="true">
          <draw:text-box/>
        </draw:frame>
        <draw:frame presentation:style-name="pr9" draw:layer="layout" svg:width="24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git branch -- Показать список всех веток (текущая помечена *)</text:span></text:p>
              </text:list-item>
              <text:list-item>
                <text:p text:style-name="P2"><text:span text:style-name="T1">git branch &lt;имя-ветки&gt; -- Создать новую ветку</text:span></text:p>
              </text:list-item>
              <text:list-item>
                <text:p text:style-name="P2"><text:span text:style-name="T1">git switch &lt;имя-ветки&gt; -- переключиться на указанную ветку</text:span></text:p>
              </text:list-item>
              <text:list-item>
                <text:p text:style-name="P2"><text:span text:style-name="T1">git pull -- Скачать изменения из удаленного репозитория и автоматически слить с текущей веткой (git fetch + git merge)</text:span></text:p>
              </text:list-item>
              <text:list-item>
                <text:p text:style-name="P2"><text:span text:style-name="T1">git fetch -- Только скачать изменения из удаленного репозитория, но не сливать их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07:09:29.586266590</meta:creation-date>
    <dc:description>This work is licensed under a Creative Commons 0 License.
It makes use of the works of Mateus Machado Luna.</dc:description>
    <meta:generator>LibreOffice/25.8.0.4$Linux_X86_64 LibreOffice_project/48f00303701489684e67c38c28aff00cd5929e67</meta:generator>
    <dc:title>Portfolio</dc:title>
    <meta:editing-duration>PT7M27S</meta:editing-duration>
    <meta:editing-cycles>2</meta:editing-cycles>
    <dc:date>2025-08-23T07:39:29.431597400</dc:date>
    <meta:document-statistic meta:object-count="83"/>
  </office:meta>
</office:document-meta>
</file>